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abeb" officeooo:paragraph-rsid="000cabeb"/>
    </style:style>
    <style:style style:name="P2" style:family="paragraph" style:parent-style-name="Standard">
      <style:text-properties officeooo:rsid="0015cae3" officeooo:paragraph-rsid="0015cae3"/>
    </style:style>
    <style:style style:name="P3" style:family="paragraph" style:parent-style-name="Text_20_body" style:list-style-name="L3">
      <style:text-properties officeooo:paragraph-rsid="0018f1e6"/>
    </style:style>
    <style:style style:name="P4" style:family="paragraph" style:parent-style-name="Text_20_body" style:list-style-name="L4">
      <style:paragraph-properties fo:margin-top="0cm" fo:margin-bottom="0cm" style:contextual-spacing="false"/>
      <style:text-properties officeooo:paragraph-rsid="0018f1e6"/>
    </style:style>
    <style:style style:name="T1" style:family="text">
      <style:text-properties officeooo:rsid="00105167"/>
    </style:style>
    <style:style style:name="T2" style:family="text">
      <style:text-properties officeooo:rsid="00105556"/>
    </style:style>
    <style:style style:name="T3" style:family="text">
      <style:text-properties officeooo:rsid="00106000"/>
    </style:style>
    <style:style style:name="T4" style:family="text">
      <style:text-properties officeooo:rsid="0011d615"/>
    </style:style>
    <style:style style:name="T5" style:family="text">
      <style:text-properties officeooo:rsid="0014d71b"/>
    </style:style>
    <style:style style:name="T6" style:family="text">
      <style:text-properties officeooo:rsid="0015b383"/>
    </style:style>
    <style:style style:name="T7" style:family="text">
      <style:text-properties officeooo:rsid="0015cae3"/>
    </style:style>
    <style:style style:name="T8" style:family="text">
      <style:text-properties officeooo:rsid="00167355"/>
    </style:style>
    <style:style style:name="T9" style:family="text">
      <style:text-properties officeooo:rsid="00183743"/>
    </style:style>
    <style:style style:name="T10" style:family="text">
      <style:text-properties officeooo:rsid="0018dad5"/>
    </style:style>
    <style:style style:name="T11" style:family="text">
      <style:text-properties officeooo:rsid="0018f1e6"/>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thin my workplace I work within a large team, which focuses on many projects of many different kinds, and because of this large scale of both team and projects, <text:span text:style-name="T1">it is crucial for project managers to have a full understanding of the resources available to them. </text:span><text:span text:style-name="T2">A key persisting issue relates to the amount of time a developer can dedicate to any specific project, </text:span><text:span text:style-name="T3">as project managers tend to work on an assumption that when a developer is assigned to a project, the developer would be solely working on that project, </text:span><text:span text:style-name="T4">not realising that the developers usually allocate 20% of their work week (~1 day in a work week) </text:span><text:span text:style-name="T6">to ‘Business As Usual’ (BAU) tasks</text:span><text:span text:style-name="T4">. </text:span><text:span text:style-name="T5">During project management planning this is often not taken into account with project timelines, </text:span><text:span text:style-name="T6">so for example, for a 5 week project, it is assumed the developer would be working solely on this, but taking into account the BAU work this could extend the timeline by a day per week, resulting in a six week timeline, causing a </text:span><text:span text:style-name="T7">week long unexpected delay.</text:span><text:span text:style-name="T5"> As well as this, some developers may not be solely focused on one project, </text:span><text:span text:style-name="T6">their workload, and subsequently their time, could be split between several projects. </text:span><text:span text:style-name="T7">This in conjunction with the 20% BAU Commitment can lead to unrealistic timelines, which is not ideal for the team or the wider business. </text:span></text:p>
      <text:p text:style-name="P1"/>
      <text:p text:style-name="P2">My proposed ‘Minimum Viable Product’ (MVP) solution is to implement a ‘resources allocation’ tracker, which will be used by team members like project managers as well as those assigning work to other team members to track which projects each team member is a part of, their role within the project (as this could vary), as well as the percentage of their time that will be allocated to this project. <text:span text:style-name="T8">This MVP </text:span><text:span text:style-name="T9">Will store and load this data from a CSV file, and will display a clear User Interface allowing Project managers to more easily track the actually amount of time any of their resources are allocated to the project for, allowing easier and clearer timeline creation. The Application will also provide functionality to Add an employee to a project, and set their allocation to each project, also allowing any of these values to be edited and exported into the </text:span><text:span text:style-name="T10">CSV file.</text:span></text:p>
      <text:p text:style-name="P2"/>
      <text:h text:style-name="Heading_20_3" text:outline-level="3">Functional Requirements:</text:h>
      <text:list text:style-name="L3">
        <text:list-item>
          <text:p text:style-name="P3"><text:span text:style-name="T11">The program s</text:span>hould provide a clear and intuitive interface</text:p>
        </text:list-item>
        <text:list-item>
          <text:p text:style-name="P3"><text:span text:style-name="T11">The program s</text:span><text:span text:style-name="T7">hould be able to import </text:span><text:span text:style-name="T11">the allocation </text:span><text:span text:style-name="T7">data from a CSV file.</text:span></text:p>
        </text:list-item>
        <text:list-item>
          <text:p text:style-name="P3"><text:span text:style-name="T11">The program s</text:span>hould be able to write edited data into the <text:span text:style-name="T11">allocation</text:span> CSV file.</text:p>
        </text:list-item>
        <text:list-item>
          <text:p text:style-name="P3">The program should launch into a Tkinter window on application start.</text:p>
        </text:list-item>
        <text:list-item>
          <text:p text:style-name="P3">The <text:span text:style-name="T11">m</text:span>ain program window should display a table of the data imported from the CSV file.</text:p>
        </text:list-item>
        <text:list-item>
          <text:p text:style-name="P3">The main program window should feature 3 buttons for Adding / Removing a row and saving the changes before closing the program.</text:p>
        </text:list-item>
        <text:list-item>
          <text:p text:style-name="P3">The user should be able to double-click any value in the table in order to edit the value.</text:p>
        </text:list-item>
        <text:list-item>
          <text:p text:style-name="P3">The add and edit row actions should open up a new window with input dialogue dependent on the value being changed.</text:p>
        </text:list-item>
        <text:list-item>
          <text:p text:style-name="P3">If the user attempts to delete a row without selecting one, the program will pop up informing them that they need to select a row first.</text:p>
        </text:list-item>
        <text:list-item>
          <text:p text:style-name="P3"><text:s/>If the user attempts to input data that is not intended for the value type (such as a string for percentage time allocated), the program will cancel the 'change' operation informing them of the reason the data was invalid.</text:p>
        </text:list-item>
        <text:list-item>
          <text:p text:style-name="P3"><text:s/>If the program fails to load the CSV, either due to incorrect formatting or due to the file being missing, the program will inform the user, and the user will be presented with an empty Treeview to make changes to.</text:p>
        </text:list-item>
      </text:list>
      <text:h text:style-name="Heading_20_3" text:outline-level="3"><text:soft-page-break/><text:span text:style-name="Strong_20_Emphasis">Non-Functional Requirements</text:span>:</text:h>
      <text:list text:style-name="L4">
        <text:list-item>
          <text:p text:style-name="P4">Destructive actions (like deletion) should be marked in red to indicate to the user that the item will be removed.</text:p>
        </text:list-item>
        <text:list-item>
          <text:p text:style-name="P4">Creative actions like adding a row or saving a value change should be marked in green.</text:p>
        </text:list-item>
        <text:list-item>
          <text:p text:style-name="P4">The error messages throughout the program should be informative to the user, and if values need updating to reflect the error, then the error should explain the reason the value did not pass the validation checks.</text:p>
        </text:list-item>
      </text:list>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18:37:28.375661520</meta:creation-date>
    <dc:date>2024-08-12T21:56:28.271915327</dc:date>
    <meta:editing-duration>PT22H31M52S</meta:editing-duration>
    <meta:editing-cycles>12</meta:editing-cycles>
    <meta:generator>LibreOffice/24.2.5.2$Linux_X86_64 LibreOffice_project/420$Build-2</meta:generator>
    <meta:document-statistic meta:table-count="0" meta:image-count="0" meta:object-count="0" meta:page-count="2" meta:paragraph-count="18" meta:word-count="698" meta:character-count="3945" meta:non-whitespace-character-count="3276"/>
  </office:meta>
</office:document-meta>
</file>